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1.9167in" table:align="left" style:may-break-between-rows="false"/>
    </style:style>
    <style:style style:name="Table1.A" style:family="table-column">
      <style:table-column-properties style:column-width="0.4215in"/>
    </style:style>
    <style:style style:name="Table1.B" style:family="table-column">
      <style:table-column-properties style:column-width="0.25in"/>
    </style:style>
    <style:style style:name="Table1.G" style:family="table-column">
      <style:table-column-properties style:column-width="0.2451in"/>
    </style:style>
    <style:style style:name="Table1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G1" style:family="table-cell">
      <style:table-cell-properties fo:background-color="#c0c0c0" fo:padding="0.0382in" fo:border="0.0007in solid #000000">
        <style:background-image/>
      </style:table-cell-properties>
    </style:style>
    <style:style style:name="Table1.A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G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.F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G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71in" fo:margin-left="0in" fo:margin-right="-0.0021in" table:align="margins" style:may-break-between-rows="false"/>
    </style:style>
    <style:style style:name="Table2.A" style:family="table-column">
      <style:table-column-properties style:column-width="1.0521in" style:rel-column-width="9953*"/>
    </style:style>
    <style:style style:name="Table2.B" style:family="table-column">
      <style:table-column-properties style:column-width="1.4792in" style:rel-column-width="13993*"/>
    </style:style>
    <style:style style:name="Table2.C" style:family="table-column">
      <style:table-column-properties style:column-width="1.4063in" style:rel-column-width="13304*"/>
    </style:style>
    <style:style style:name="Table2.D" style:family="table-column">
      <style:table-column-properties style:column-width="2.9896in" style:rel-column-width="2828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text-properties style:text-position="0% 100%" style:font-name="Times New Roman" fo:font-style="normal" style:font-name-asian="Tahoma" style:font-style-asian="normal" style:font-name-complex="Tahoma" style:font-style-complex="normal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P3" style:family="paragraph" style:parent-style-name="Table_20_Contents">
      <style:text-properties style:font-name="Times New Roman" style:font-name-asian="Tahoma" style:font-name-complex="Tahoma"/>
    </style:style>
    <style:style style:name="P4" style:family="paragraph" style:parent-style-name="Table_20_Contents">
      <style:paragraph-properties fo:text-align="end" style:justify-single-word="false"/>
      <style:text-properties style:font-name="Times New Roman" style:font-name-asian="Tahoma" style:font-name-complex="Tahoma"/>
    </style:style>
    <style:style style:name="P5" style:family="paragraph" style:parent-style-name="Table_20_Contents">
      <style:text-properties style:font-name="Times New Roman" fo:font-weight="bold" style:font-name-asian="Tahoma" style:font-weight-asian="bold" style:font-name-complex="Tahoma" style:font-weight-complex="bold"/>
    </style:style>
    <style:style style:name="P6" style:family="paragraph" style:parent-style-name="Table_20_Heading">
      <style:text-properties style:font-name="Times New Roman" style:font-name-asian="Tahoma" style:font-name-complex="Tahoma"/>
    </style:style>
    <style:style style:name="P7" style:family="paragraph" style:parent-style-name="Table_20_Heading">
      <style:paragraph-properties fo:text-align="end" style:justify-single-word="false"/>
      <style:text-properties style:font-name="Times New Roman" style:font-name-asian="Tahoma" style:font-name-complex="Tahoma"/>
    </style:style>
    <style:style style:name="P8" style:family="paragraph" style:parent-style-name="Heading_20_2">
      <style:text-properties style:font-name="Times New Roman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per 58%"/>
    </style:style>
    <style:style style:name="T4" style:family="text">
      <style:text-properties style:text-position="super 58%" fo:font-style="normal" style:font-style-asian="normal" style:font-style-complex="normal"/>
    </style:style>
    <style:style style:name="T5" style:family="text">
      <style:text-properties style:text-position="super 58%" style:font-name="Times New Roman"/>
    </style:style>
    <style:style style:name="T6" style:family="text">
      <style:text-properties style:text-position="sub 58%"/>
    </style:style>
    <style:style style:name="T7" style:family="text">
      <style:text-properties style:text-position="sub 58%" fo:font-style="normal" style:font-style-asian="normal" style:font-style-complex="normal"/>
    </style:style>
    <style:style style:name="T8" style:family="text">
      <style:text-properties style:text-position="0% 100%" style:font-name="Times New Roman" fo:font-style="normal" style:font-name-asian="Tahoma" style:font-style-asian="normal" style:font-name-complex="Tahoma" style:font-style-complex="normal"/>
    </style:style>
    <style:style style:name="T9" style:family="text">
      <style:text-properties style:font-name="Times New Roman"/>
    </style:style>
    <style:style style:name="T10" style:family="text">
      <style:text-properties style:font-name="Times New Roman" style:font-name-asian="Times New Roman" style:font-name-complex="Times New Roman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dvanced Math: Notes on Lessons 82-85</text:p>
      <text:p text:style-name="Subtitle">David A. Wheeler, 2008-02-20</text:p>
      <text:h text:style-name="Heading_20_1" text:outline-level="1">Lesson 82: Taking the Logarithm of / Exponential Equations</text:h>
      <text:p text:style-name="Text_20_body">You “take the logarithm of something” by applying a log function with some base. <text:s/>For example, if you have 1000, you can show taking the logarithm of 1000 as log 1000. <text:s/>Note that log<text:span text:style-name="T6">10</text:span> 1000 = 3, because the result of log<text:span text:style-name="T6">10</text:span> x = whatever you raise 10 by to get x.</text:p>
      <text:p text:style-name="Text_20_body">If you have an equation where the <text:span text:style-name="T1">exponent</text:span><text:span text:style-name="T2"> has the variable, you can take the logarithm to extract it, by using the fact that log</text:span><text:span text:style-name="T7">b</text:span><text:span text:style-name="T2"> x</text:span><text:span text:style-name="T4">n</text:span><text:span text:style-name="T2"> = n log</text:span><text:span text:style-name="T7">b</text:span><text:span text:style-name="T2"> x. For example:</text:span></text:p>
      <text:p text:style-name="P2"><draw:frame draw:style-name="fr1" draw:name="Object2" text:anchor-type="as-char" svg:width="2.4917in" svg:height="1.1008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Text_20_body">You should use whatever logarithm base makes the problem easy to solve; e.g., choose b=10 if x is 10 or some exponent of 10, choose b=e when x is e, and so on. <text:s/>Choosing b=x is often easiest, but many calculators don’t have a simple way to take logs of arbitrary bases, and you haven’t been shown yet how to do them. <text:s/>(We’ll get there.)</text:p>
      <text:p text:style-name="Text_20_body">Note: Saxon (and many other books) presume that if you don’t specify the log base, it’s 10. <text:s/>That’s a common, but not universal, assumption.</text:p>
      <text:h text:style-name="Heading_20_1" text:outline-level="1">Lesson 83: Simple Probability / Independent Events / Replacement</text:h>
      <text:h text:style-name="Heading_20_2" text:outline-level="2">Part A: Simple Probability</text:h>
      <text:p text:style-name="Text_20_body">“Probability” is simply the likelihood that some event will come true (given what we know of the situation),. from 0% to 100% likelihood. <text:s/>The simplest kinds of probability come from coin flips, dice rolls, and the like, so we’ll use them often as examples. <text:s/>Unless otherwise stated, from here on we’ll assume that these are fair with exactly equal probabilities of their possible outcomes, and that dice are 6-sided. <text:s/>When all possible outcomes have the same likelihood, we can calculate probability this way:</text:p>
      <text:p text:style-name="Text_20_body"><draw:frame draw:style-name="fr1" draw:name="Object3" text:anchor-type="as-char" svg:width="4.4173in" svg:height="0.3929in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Text_20_body">So if we have a (fair) coin and flip it, there are two outcomes: Heads or Tails. <text:s/>The probability of showing tails in a coin flip is:</text:p>
      <text:p text:style-name="Text_20_body"><draw:frame draw:style-name="fr1" draw:name="Object4" text:anchor-type="as-char" svg:width="1.3563in" svg:height="0.3929in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Text_20_body">In a (6-sided) die, the probability of rolling a 5 or greater is:</text:p>
      <text:p text:style-name="Text_20_body"><draw:frame draw:style-name="fr1" draw:name="Object5" text:anchor-type="as-char" svg:width="2.2319in" svg:height="0.3929in" draw:z-index="3"><draw:object xlink:href="./Object 5" xlink:type="simple" xlink:show="embed" xlink:actuate="onLoad"/><draw:image xlink:href="./ObjectReplacements/Object 5" xlink:type="simple" xlink:show="embed" xlink:actuate="onLoad"/></draw:frame></text:p>
      <text:p text:style-name="P1"><text:soft-page-break/>For problems that involve the sum of two six-sided dice, you usually need to consult a table that adds them up. <text:s/>Here’s such a table:</text:p>
      <table:table table:name="Table1" table:style-name="Table1">
        <table:table-column table:style-name="Table1.A"/>
        <table:table-column table:style-name="Table1.B" table:number-columns-repeated="5"/>
        <table:table-column table:style-name="Table1.G"/>
        <table:table-row>
          <table:table-cell table:style-name="Table1.A1" office:value-type="string">
            <text:p text:style-name="P6">Sum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2</text:p>
          </table:table-cell>
          <table:table-cell table:style-name="Table1.A1" office:value-type="string">
            <text:p text:style-name="P7">3</text:p>
          </table:table-cell>
          <table:table-cell table:style-name="Table1.A1" office:value-type="string">
            <text:p text:style-name="P7">4</text:p>
          </table:table-cell>
          <table:table-cell table:style-name="Table1.A1" office:value-type="string">
            <text:p text:style-name="P7">5</text:p>
          </table:table-cell>
          <table:table-cell table:style-name="Table1.G1" office:value-type="string">
            <text:p text:style-name="P7">6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B2" office:value-type="string">
            <text:p text:style-name="P4">2</text:p>
          </table:table-cell>
          <table:table-cell table:style-name="Table1.B2" office:value-type="string">
            <text:p text:style-name="P4">3</text:p>
          </table:table-cell>
          <table:table-cell table:style-name="Table1.B2" office:value-type="string">
            <text:p text:style-name="P4">4</text:p>
          </table:table-cell>
          <table:table-cell table:style-name="Table1.B2" office:value-type="string">
            <text:p text:style-name="P4">5</text:p>
          </table:table-cell>
          <table:table-cell table:style-name="Table1.B2" office:value-type="string">
            <text:p text:style-name="P4">6</text:p>
          </table:table-cell>
          <table:table-cell table:style-name="Table1.G2" office:value-type="float" office:value="7">
            <text:p text:style-name="P4">7</text:p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B2" office:value-type="string">
            <text:p text:style-name="P4">3</text:p>
          </table:table-cell>
          <table:table-cell table:style-name="Table1.B2" office:value-type="string">
            <text:p text:style-name="P4">4</text:p>
          </table:table-cell>
          <table:table-cell table:style-name="Table1.B2" office:value-type="string">
            <text:p text:style-name="P4">5</text:p>
          </table:table-cell>
          <table:table-cell table:style-name="Table1.B2" office:value-type="string">
            <text:p text:style-name="P4">6</text:p>
          </table:table-cell>
          <table:table-cell table:style-name="Table1.F3" office:value-type="float" office:value="7">
            <text:p text:style-name="P4">7</text:p>
          </table:table-cell>
          <table:table-cell table:style-name="Table1.G3" office:value-type="string">
            <text:p text:style-name="P4">8</text:p>
          </table:table-cell>
        </table:table-row>
        <table:table-row>
          <table:table-cell table:style-name="Table1.A2" office:value-type="string">
            <text:p text:style-name="P5">3</text:p>
          </table:table-cell>
          <table:table-cell table:style-name="Table1.B2" office:value-type="string">
            <text:p text:style-name="P4">4</text:p>
          </table:table-cell>
          <table:table-cell table:style-name="Table1.B2" office:value-type="string">
            <text:p text:style-name="P4">5</text:p>
          </table:table-cell>
          <table:table-cell table:style-name="Table1.B2" office:value-type="string">
            <text:p text:style-name="P4">6</text:p>
          </table:table-cell>
          <table:table-cell table:style-name="Table1.B2" office:value-type="string">
            <text:p text:style-name="P4">7</text:p>
          </table:table-cell>
          <table:table-cell table:style-name="Table1.B2" office:value-type="string">
            <text:p text:style-name="P4">8</text:p>
          </table:table-cell>
          <table:table-cell table:style-name="Table1.G3" office:value-type="string">
            <text:p text:style-name="P4">9</text:p>
          </table:table-cell>
        </table:table-row>
        <table:table-row>
          <table:table-cell table:style-name="Table1.A2" office:value-type="string">
            <text:p text:style-name="P5">4</text:p>
          </table:table-cell>
          <table:table-cell table:style-name="Table1.B2" office:value-type="string">
            <text:p text:style-name="P4">5</text:p>
          </table:table-cell>
          <table:table-cell table:style-name="Table1.B2" office:value-type="string">
            <text:p text:style-name="P4">6</text:p>
          </table:table-cell>
          <table:table-cell table:style-name="Table1.B2" office:value-type="string">
            <text:p text:style-name="P4">7</text:p>
          </table:table-cell>
          <table:table-cell table:style-name="Table1.B2" office:value-type="string">
            <text:p text:style-name="P4">8</text:p>
          </table:table-cell>
          <table:table-cell table:style-name="Table1.B2" office:value-type="string">
            <text:p text:style-name="P4">9</text:p>
          </table:table-cell>
          <table:table-cell table:style-name="Table1.G3" office:value-type="string">
            <text:p text:style-name="P4">10</text:p>
          </table:table-cell>
        </table:table-row>
        <table:table-row>
          <table:table-cell table:style-name="Table1.A2" office:value-type="string">
            <text:p text:style-name="P5">5</text:p>
          </table:table-cell>
          <table:table-cell table:style-name="Table1.B2" office:value-type="string">
            <text:p text:style-name="P4">6</text:p>
          </table:table-cell>
          <table:table-cell table:style-name="Table1.B2" office:value-type="string">
            <text:p text:style-name="P4">7</text:p>
          </table:table-cell>
          <table:table-cell table:style-name="Table1.B2" office:value-type="string">
            <text:p text:style-name="P4">8</text:p>
          </table:table-cell>
          <table:table-cell table:style-name="Table1.B2" office:value-type="string">
            <text:p text:style-name="P4">9</text:p>
          </table:table-cell>
          <table:table-cell table:style-name="Table1.B2" office:value-type="string">
            <text:p text:style-name="P4">10</text:p>
          </table:table-cell>
          <table:table-cell table:style-name="Table1.G3" office:value-type="string">
            <text:p text:style-name="P4">11</text:p>
          </table:table-cell>
        </table:table-row>
        <table:table-row>
          <table:table-cell table:style-name="Table1.A2" office:value-type="string">
            <text:p text:style-name="P5">6</text:p>
          </table:table-cell>
          <table:table-cell table:style-name="Table1.B2" office:value-type="string">
            <text:p text:style-name="P4">7</text:p>
          </table:table-cell>
          <table:table-cell table:style-name="Table1.B2" office:value-type="string">
            <text:p text:style-name="P4">8</text:p>
          </table:table-cell>
          <table:table-cell table:style-name="Table1.B2" office:value-type="string">
            <text:p text:style-name="P4">9</text:p>
          </table:table-cell>
          <table:table-cell table:style-name="Table1.B2" office:value-type="string">
            <text:p text:style-name="P4">10</text:p>
          </table:table-cell>
          <table:table-cell table:style-name="Table1.B2" office:value-type="string">
            <text:p text:style-name="P4">11</text:p>
          </table:table-cell>
          <table:table-cell table:style-name="Table1.G2" office:value-type="float" office:value="12">
            <text:p text:style-name="P4">12</text:p>
          </table:table-cell>
        </table:table-row>
      </table:table>
      <text:p text:style-name="P1"/>
      <text:p text:style-name="P1">Notice that each of the unshaded cells shows a sum, and each one of those cells has equal probability.</text:p>
      <text:p text:style-name="P1">So the probability that you’ll roll the sum of 4 or less is equal to:</text:p>
      <text:p text:style-name="P1"><draw:frame draw:style-name="fr1" draw:name="Object1" text:anchor-type="as-char" svg:width="4.6417in" svg:height="0.3992in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h text:style-name="Heading_20_2" text:outline-level="2">Independent Events</text:h>
      <text:p text:style-name="P1">If the events do not affect each other, they are called independent events. <text:s/>For example, if we both roll a die, the outcome of my roll should not affect yours.</text:p>
      <text:p text:style-name="P1">The probability of independent events occurring in a specific order is the product of their individual probabilities. <text:s/>E.G., <text:s/>the probability that I will roll a “3”, and you will roll a “6”, on a six-sided die, is:</text:p>
      <text:p text:style-name="P1"><text:tab/>P(first) <text:span text:style-name="T10">∙</text:span> P(second) = (1/6) (1/6) = 1/36</text:p>
      <text:h text:style-name="Heading_20_2" text:outline-level="2">Replacement</text:h>
      <text:p text:style-name="P1">If you repeatedly take cards from a deck, balls from an urn, etc., and do not return (replace) them, then the events are <text:span text:style-name="T1">not</text:span> independent. <text:s/>For example, if you take an Ace from a deck, and don’t return it, that clearly reduces the chance of getting an Ace the next time!</text:p>
      <text:p text:style-name="P1">The probability of non-independent events occurring in a specific order is still the product of their individual probabilities, <text:span text:style-name="T11">but</text:span> you will need to recalculate the probabilities for each event (because the probability will change).</text:p>
      <text:p text:style-name="P1">E.G., given an urn with 3 red balls, and 3 green balls, the probability that you will retrieve two red balls depends on whether or not you return (place) the ball after the first draw:</text:p>
      <text:p text:style-name="P1">If you replace them, the events are independent. <text:s/>(3/6)(3/6) = 1/4 (25%).</text:p>
      <text:p text:style-name="P1">If you do not replace them, the events are not independent: (3/6)(2/5) = 6/30 = 1/5 (20%). <text:s/>Note that on the second draw, we had one fewer ball that met the criteria, and we had one fewer ball in total.</text:p>
      <text:h text:style-name="Heading_20_1" text:outline-level="1"><text:soft-page-break/>Lesson 84: Factorable Trig Expressions / Sketching Sinusoids</text:h>
      <text:h text:style-name="Heading_20_2" text:outline-level="2">Factorable Trig Expressions</text:h>
      <text:p text:style-name="P1">To solve trig expressions you often need to factor them. <text:s/>Trig expressions factor just like any other expression, but because they’re longer, you might not recognize them at first. <text:s/>So, here you’ll get practice in recognizing them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2" office:value-type="string">
            <text:p text:style-name="P6">Simple Expression</text:p>
          </table:table-cell>
          <table:covered-table-cell/>
          <table:table-cell table:style-name="Table2.C1" table:number-columns-spanned="2" office:value-type="string">
            <text:p text:style-name="P6">Trig Expression</text:p>
          </table:table-cell>
          <table:covered-table-cell/>
        </table:table-row>
        <table:table-row>
          <table:table-cell table:style-name="Table2.A2" office:value-type="string">
            <text:p text:style-name="Table_20_Heading">Original</text:p>
          </table:table-cell>
          <table:table-cell table:style-name="Table2.A2" office:value-type="string">
            <text:p text:style-name="Table_20_Heading">Factored</text:p>
          </table:table-cell>
          <table:table-cell table:style-name="Table2.A2" office:value-type="string">
            <text:p text:style-name="Table_20_Heading">Original</text:p>
          </table:table-cell>
          <table:table-cell table:style-name="Table2.D2" office:value-type="string">
            <text:p text:style-name="Table_20_Heading">Factored</text:p>
          </table:table-cell>
        </table:table-row>
        <table:table-row>
          <table:table-cell table:style-name="Table2.A2" office:value-type="string">
            <text:p text:style-name="P3">x<text:span text:style-name="T3">3</text:span></text:p>
          </table:table-cell>
          <table:table-cell table:style-name="Table2.A2" office:value-type="string">
            <text:p text:style-name="P3">xx<text:span text:style-name="T3">2</text:span></text:p>
          </table:table-cell>
          <table:table-cell table:style-name="Table2.A2" office:value-type="string">
            <text:p text:style-name="P3">sin<text:span text:style-name="T3">3</text:span> x</text:p>
          </table:table-cell>
          <table:table-cell table:style-name="Table2.D2" office:value-type="string">
            <text:p text:style-name="P3">sin x sin<text:span text:style-name="T3">2</text:span> x</text:p>
          </table:table-cell>
        </table:table-row>
        <table:table-row>
          <table:table-cell table:style-name="Table2.A2" table:number-rows-spanned="2" office:value-type="string">
            <text:p text:style-name="P3">x<text:span text:style-name="T3">2</text:span> - 1</text:p>
          </table:table-cell>
          <table:table-cell table:style-name="Table2.A2" table:number-rows-spanned="2" office:value-type="string">
            <text:p text:style-name="P3">(x+1)(x-1)</text:p>
          </table:table-cell>
          <table:table-cell table:style-name="Table2.A2" office:value-type="string">
            <text:p text:style-name="P3">tan<text:span text:style-name="T3">2</text:span> x - 1</text:p>
          </table:table-cell>
          <table:table-cell table:style-name="Table2.D2" office:value-type="string">
            <text:p text:style-name="P3">(tan x + 1)(tan x - 1)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P3">csc<text:span text:style-name="T3">2</text:span> x - 1</text:p>
          </table:table-cell>
          <table:table-cell table:style-name="Table2.D2" office:value-type="string">
            <text:p text:style-name="P3">(csc x + 1)(csc x - 1)</text:p>
          </table:table-cell>
        </table:table-row>
        <table:table-row>
          <table:table-cell table:style-name="Table2.A2" office:value-type="string">
            <text:p text:style-name="P3">1 - x<text:span text:style-name="T3">2</text:span></text:p>
          </table:table-cell>
          <table:table-cell table:style-name="Table2.A2" office:value-type="string">
            <text:p text:style-name="P3">(1 + x)(1 - x)</text:p>
          </table:table-cell>
          <table:table-cell table:style-name="Table2.A2" office:value-type="string">
            <text:p text:style-name="P3">1 - tan<text:span text:style-name="T3">2</text:span> x</text:p>
          </table:table-cell>
          <table:table-cell table:style-name="Table2.D2" office:value-type="string">
            <text:p text:style-name="P3">(1 + tan x)(1 - tan x)</text:p>
          </table:table-cell>
        </table:table-row>
        <table:table-row>
          <table:table-cell table:style-name="Table2.A2" office:value-type="string">
            <text:p text:style-name="P3">x<text:span text:style-name="T3">2</text:span> - y<text:span text:style-name="T3">2</text:span></text:p>
          </table:table-cell>
          <table:table-cell table:style-name="Table2.A2" office:value-type="string">
            <text:p text:style-name="P3">(x + y)(x - y)</text:p>
          </table:table-cell>
          <table:table-cell table:style-name="Table2.A2" office:value-type="string">
            <text:p text:style-name="P3">csc<text:span text:style-name="T3">4</text:span> x - cot<text:span text:style-name="T3">4</text:span> x</text:p>
          </table:table-cell>
          <table:table-cell table:style-name="Table2.D2" office:value-type="string">
            <text:p text:style-name="P3">(csc<text:span text:style-name="T3">2</text:span> x + cot<text:span text:style-name="T3">2</text:span> x) (csc<text:span text:style-name="T3">2</text:span> x - cot<text:span text:style-name="T3">2</text:span> x)</text:p>
          </table:table-cell>
        </table:table-row>
        <table:table-row>
          <table:table-cell table:style-name="Table2.A2" office:value-type="string">
            <text:p text:style-name="P3">x - xy</text:p>
          </table:table-cell>
          <table:table-cell table:style-name="Table2.A2" office:value-type="string">
            <text:p text:style-name="P3">x(1 - y)</text:p>
          </table:table-cell>
          <table:table-cell table:style-name="Table2.A2" office:value-type="string">
            <text:p text:style-name="P3">sin x - sin x cos<text:span text:style-name="T3">2</text:span> x</text:p>
          </table:table-cell>
          <table:table-cell table:style-name="Table2.D2" office:value-type="string">
            <text:p text:style-name="P3">sin x (1 - cos<text:span text:style-name="T3">2</text:span> x)</text:p>
          </table:table-cell>
        </table:table-row>
        <table:table-row>
          <table:table-cell table:style-name="Table2.A2" office:value-type="string">
            <text:p text:style-name="P3">1 - 2x + x<text:span text:style-name="T3">2</text:span></text:p>
          </table:table-cell>
          <table:table-cell table:style-name="Table2.A2" office:value-type="string">
            <text:p text:style-name="P3">(1 - x)(1 - x)</text:p>
          </table:table-cell>
          <table:table-cell table:style-name="Table2.A2" office:value-type="string">
            <text:p text:style-name="P3">1 - 2sin<text:span text:style-name="T3">2</text:span> x + sin<text:span text:style-name="T3">4</text:span> x</text:p>
          </table:table-cell>
          <table:table-cell table:style-name="Table2.D2" office:value-type="string">
            <text:p text:style-name="P3">(1 - sin<text:span text:style-name="T3">2</text:span> x)(1 - sin<text:span text:style-name="T3">2</text:span> x)</text:p>
          </table:table-cell>
        </table:table-row>
        <table:table-row>
          <table:table-cell table:style-name="Table2.A2" office:value-type="string">
            <text:p text:style-name="P3">(x<text:span text:style-name="T3">3</text:span> - y<text:span text:style-name="T3">3</text:span>)</text:p>
          </table:table-cell>
          <table:table-cell table:style-name="Table2.A2" office:value-type="string">
            <text:p text:style-name="P3">(x - y)(x<text:span text:style-name="T3">2</text:span> + xy + y<text:span text:style-name="T3">2</text:span>)</text:p>
          </table:table-cell>
          <table:table-cell table:style-name="Table2.A2" office:value-type="string">
            <text:p text:style-name="P3">sin<text:span text:style-name="T3">3</text:span> x - cos<text:span text:style-name="T3">3</text:span> x</text:p>
          </table:table-cell>
          <table:table-cell table:style-name="Table2.D2" office:value-type="string">
            <text:p text:style-name="P3">(sin x - cos x)(sin<text:span text:style-name="T3">2</text:span> x + sin x cos x + cos<text:span text:style-name="T3">2</text:span> x)</text:p>
          </table:table-cell>
        </table:table-row>
      </table:table>
      <text:p text:style-name="P1"/>
      <text:p text:style-name="P1">In a sense, this lesson doesn’t teach you anything new; you already know how to factor. <text:s/>But many people have trouble using the “same old rules” to trig functions; by practicing you’ll get over that.</text:p>
      <text:p text:style-name="P1">In real life, you may have to try several different identities or factorings before you can get an answer from an expression with trig functions. <text:s/>Expect a few false starts.</text:p>
      <text:h text:style-name="Heading_20_2" text:outline-level="2">Sketching sinusoids</text:h>
      <text:p text:style-name="P1">It’s easier to draw sinusoids if you just draw the curve first, and then add the labels. <text:s/>You can determine the labels by figuring out the centerline, how far up/down it goes, the phase (how far it’s been moved left/right), and how rapidly it repeats. <text:s/>See the text; <text:s/>I don’t know how to explain it better.</text:p>
      <text:h text:style-name="Heading_20_1" text:outline-level="1">Lesson 85: Advanced Trig Equations / Clock Problems</text:h>
      <text:h text:style-name="Heading_20_2" text:outline-level="2">Advanced Trig Equations</text:h>
      <text:p text:style-name="P1">To solve equations with trig functions, use factorings and identities to simplify them down. <text:s/>You will often have multiple solutions, so be careful to get them all... and be sure that they are all reasonable solutions. <text:s/>You may have to use several different techniques together to solve them!</text:p>
      <text:p text:style-name="P1">Here’s an example, let’s try to solve this (a problem I’ve devised), for 0<text:span text:style-name="T9">°</text:span><text:span text:style-name="T10">≤x&lt;360</text:span><text:span text:style-name="T9">°:</text:span></text:p>
      <text:p text:style-name="P1"><text:tab/>4sin<text:span text:style-name="T3">2</text:span> x + 2 = 5cos x</text:p>
      <text:p text:style-name="P1">We have both a sine and cosine on the value we’re trying to solve. <text:s/>Sometimes we can get closer to a solution if we use all the same trig function. <text:s/>We can use the fact that sin<text:span text:style-name="T3">2</text:span> x + cos<text:span text:style-name="T3">2</text:span> x = 1 to do this, <text:soft-page-break/>since from that equation sin<text:span text:style-name="T3">2</text:span> x = 1 - cos<text:span text:style-name="T3">2</text:span> x:</text:p>
      <text:p text:style-name="P1"><text:tab/>4(1 - cos<text:span text:style-name="T3">2</text:span> x) + 2 = 5 cos x</text:p>
      <text:p text:style-name="P1">Simplify:</text:p>
      <text:p text:style-name="P1"><text:tab/>4 - 4cos<text:span text:style-name="T3">2</text:span> x + 2 - 5 cos x = 0</text:p>
      <text:p text:style-name="P1"><text:tab/>-4cos<text:span text:style-name="T3">2</text:span> x - 5 cos x + 6 = 0</text:p>
      <text:p text:style-name="P1"><text:tab/>4cos<text:span text:style-name="T3">2</text:span> x + 5 cos x - 6 = 0</text:p>
      <text:p text:style-name="P1">We can now use the quadratic equation; a=4, b=5, c=-6, to solve for cos x:</text:p>
      <text:p text:style-name="P1"><draw:frame draw:style-name="fr1" draw:name="Object6" text:anchor-type="as-char" svg:width="4.1201in" svg:height="0.4543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">Since cos x can only vary between -1 and 1, we can throw away the -2 as impossible.</text:p>
      <text:p text:style-name="P1">Solving for:</text:p>
      <text:p text:style-name="P1"><text:tab/>cos x = 3/4</text:p>
      <text:p text:style-name="P1">Using the arccos key on a calculator, we can easily get the first quadrant solution:</text:p>
      <text:p text:style-name="P1"><text:tab/>x = 41.41<text:span text:style-name="T9">° and ?</text:span></text:p>
      <text:p text:style-name="P1">We know that arccos only gives one solution on a calculator, but we know that cos goes through a cycle - it will hit any value twice through its cycle. <text:s/>How do we get the other answer? <text:s/>Well, since we know that cos x = cos -x, since 41.41° is a solution, then -41.41° is a solution. <text:s/>That’s not between 0° and 360°, but you can always add 360° without changing an angle, so -41.41°+360° = 318.59°.</text:p>
      <text:p text:style-name="P1">We can then check this:</text:p>
      <text:p text:style-name="P1">x = 41.41°?</text:p>
      <text:p text:style-name="Standard"><text:span text:style-name="T9"><text:tab/></text:span>4sin<text:span text:style-name="T3">2</text:span> (<text:span text:style-name="T9">41.41°)</text:span> + 2 = 3.75; 5cos <text:span text:style-name="T8">41.41° = 3.75. <text:s/>Yes!</text:span></text:p>
      <text:p text:style-name="P1">x = 318.59°?</text:p>
      <text:p text:style-name="P1"><text:span text:style-name="T9"><text:tab/>4sin</text:span><text:span text:style-name="T5">2</text:span><text:span text:style-name="T9"> (318.59°) + 2 =3.75; 5cos318.59° = 3.75. <text:s/>Yes!</text:span></text:p>
      <text:p text:style-name="P1">So the solutions are x = {41.41°,318.59°}</text:p>
      <text:h text:style-name="P8" text:outline-level="2">Clock problems</text:h>
      <text:p text:style-name="P1">Sometimes we want to measure distance in some arbitrary unit, like “spaces”. <text:s/>E.G., on a clock, you could say each tick mark (that represents a minute) is one space away from the next one. <text:s/>Then you can use all your usual tools for measuring rate, time, and distanc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Tahoma" style:font-size-asian="14pt" style:font-name-complex="Tahoma" style:font-size-complex="14pt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4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in" fo:margin-bottom="0.0799in" fo:text-align="center" style:justify-single-word="false" style:page-number="auto" fo:background-color="transparent" style:shadow="none">
        <style:background-image/>
      </style:paragraph-properties>
      <style:text-properties fo:font-size="16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4</text:page-number> of <text:page-count>4</text:page-count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David A. Wheeler</meta:initial-creator>
    <meta:creation-date>2007-09-03T22:43:21</meta:creation-date>
    <dc:creator>David A. Wheeler</dc:creator>
    <dc:date>2009-02-20T14:02:45.45</dc:date>
    <meta:printed-by>David A. Wheeler</meta:printed-by>
    <meta:print-date>2008-01-14T17:51:44</meta:print-date>
    <meta:editing-cycles>322</meta:editing-cycles>
    <meta:editing-duration>PT45H36M12S</meta:editing-duration>
    <meta:document-statistic meta:table-count="2" meta:image-count="0" meta:object-count="6" meta:page-count="4" meta:paragraph-count="150" meta:word-count="1426" meta:character-count="710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row>
            <math:mrow>
              <math:mrow>
                <math:mo math:stretchy="false">(</math:mo>
                <math:mtext>4 or less</math:mtext>
                <math:mo math:stretchy="false">)</math:mo>
              </math:mrow>
              <math:mo math:stretchy="false">=</math:mo>
              <math:mfrac>
                <math:mrow>
                  <math:mi math:fontstyle="italic">Event</math:mi>
                  <math:mrow>
                    <math:mrow>
                      <math:mo math:stretchy="false">(</math:mo>
                      <math:mn>4</math:mn>
                      <math:mo math:stretchy="false">)</math:mo>
                    </math:mrow>
                    <math:mo math:stretchy="false">+</math:mo>
                    <math:mi math:fontstyle="italic">Event</math:mi>
                  </math:mrow>
                  <math:mrow>
                    <math:mrow>
                      <math:mo math:stretchy="false">(</math:mo>
                      <math:mn>3</math:mn>
                      <math:mo math:stretchy="false">)</math:mo>
                    </math:mrow>
                    <math:mo math:stretchy="false">+</math:mo>
                    <math:mi math:fontstyle="italic">Event</math:mi>
                  </math:mrow>
                  <math:mrow>
                    <math:mo math:stretchy="false">(</math:mo>
                    <math:mn>2</math:mn>
                    <math:mo math:stretchy="false">)</math:mo>
                  </math:mrow>
                </math:mrow>
                <math:mn>36</math:mn>
              </math:mfrac>
            </math:mrow>
            <math:mo math:stretchy="false">=</math:mo>
            <math:mfrac>
              <math:mrow>
                <math:mo math:stretchy="false">(</math:mo>
                <math:mrow>
                  <math:mrow>
                    <math:mn>3</math:mn>
                    <math:mo math:stretchy="false">+</math:mo>
                    <math:mn>2</math:mn>
                  </math:mrow>
                  <math:mo math:stretchy="false">+</math:mo>
                  <math:mn>1</math:mn>
                </math:mrow>
                <math:mo math:stretchy="false">)</math:mo>
              </math:mrow>
              <math:mn>36</math:mn>
            </math:mfrac>
          </math:mrow>
          <math:mo math:stretchy="false">=</math:mo>
          <math:mfrac>
            <math:mn>6</math:mn>
            <math:mn>36</math:mn>
          </math:mfrac>
        </math:mrow>
        <math:mo math:stretchy="false">=</math:mo>
        <math:mfrac>
          <math:mn>1</math:mn>
          <math:mn>6</math:mn>
        </math:mfrac>
      </math:mrow>
    </math:mrow>
    <math:annotation math:encoding="StarMath 5.0">P("4 or less") = {{Event(4) + Event(3) + Event(2)} over 36}
= (3 + 2 + 1) over 36 = 6 over 36 = 1 over 6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td>
          <math:msup>
            <math:mn>100</math:mn>
            <math:mrow>
              <math:mn>2x</math:mn>
              <math:mo math:stretchy="false">+</math:mo>
              <math:mn>1</math:mn>
            </math:mrow>
          </math:msup>
        </math:mtd>
        <math:mtd>
          <math:mtext>=</math:mtext>
        </math:mtd>
        <math:mtd>
          <math:mn>1000000</math:mn>
        </math:mtd>
      </math:mtr>
      <math:mtr>
        <math:mtd>
          <math:mrow>
            <math:msub>
              <math:mi>log</math:mi>
              <math:mn>10</math:mn>
            </math:msub>
            <math:msup>
              <math:mn>100</math:mn>
              <math:mrow>
                <math:mn>2x</math:mn>
                <math:mo math:stretchy="false">+</math:mo>
                <math:mn>1</math:mn>
              </math:mrow>
            </math:msup>
          </math:mrow>
        </math:mtd>
        <math:mtd>
          <math:mtext>=</math:mtext>
        </math:mtd>
        <math:mtd>
          <math:mrow>
            <math:msub>
              <math:mi>log</math:mi>
              <math:mn>10</math:mn>
            </math:msub>
            <math:mn>1000000</math:mn>
          </math:mrow>
        </math:mtd>
      </math:mtr>
      <math:mtr>
        <math:mtd>
          <math:mrow>
            <math:mrow>
              <math:mo math:stretchy="false">(</math:mo>
              <math:mrow>
                <math:mn>2x</math:mn>
                <math:mo math:stretchy="false">+</math:mo>
                <math:mn>1</math:mn>
              </math:mrow>
              <math:mo math:stretchy="false">)</math:mo>
            </math:mrow>
            <math:msub>
              <math:mi>log</math:mi>
              <math:mn>10</math:mn>
            </math:msub>
            <math:mn>100</math:mn>
          </math:mrow>
        </math:mtd>
        <math:mtd>
          <math:mtext>=</math:mtext>
        </math:mtd>
        <math:mtd>
          <math:mn>6</math:mn>
        </math:mtd>
      </math:mtr>
      <math:mtr>
        <math:mtd>
          <math:mrow>
            <math:mrow>
              <math:mo math:stretchy="false">(</math:mo>
              <math:mrow>
                <math:mn>2x</math:mn>
                <math:mo math:stretchy="false">+</math:mo>
                <math:mn>1</math:mn>
              </math:mrow>
              <math:mo math:stretchy="false">)</math:mo>
            </math:mrow>
            <math:mn>2</math:mn>
          </math:mrow>
        </math:mtd>
        <math:mtd>
          <math:mtext>=</math:mtext>
        </math:mtd>
        <math:mtd>
          <math:mn>6</math:mn>
        </math:mtd>
      </math:mtr>
      <math:mtr>
        <math:mtd>
          <math:mi>x</math:mi>
        </math:mtd>
        <math:mtd>
          <math:mtext>=</math:mtext>
        </math:mtd>
        <math:mtd>
          <math:mn>1</math:mn>
        </math:mtd>
      </math:mtr>
    </math:mtable>
    <math:annotation math:encoding="StarMath 5.0">matrix{
 100^{2x+1} # "=" # 1000000 ##
 log_10 100^{2x+1} # "=" # log_10 1000000 ##
 (2x+1) log_10 100 # "=" # 6 ##
 (2x+1) 2 # "=" # 6 ##
 x # "=" # 1 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 math:fontstyle="italic">Probability</math:mi>
      <math:mi math:fontstyle="italic">of</math:mi>
      <math:mi math:fontstyle="italic">event</math:mi>
      <math:mrow>
        <math:mi>E</math:mi>
        <math:mo math:stretchy="false">=</math:mo>
        <math:mi>P</math:mi>
      </math:mrow>
      <math:mrow>
        <math:mrow>
          <math:mo math:stretchy="false">(</math:mo>
          <math:mi>E</math:mi>
          <math:mo math:stretchy="false">)</math:mo>
        </math:mrow>
        <math:mo math:stretchy="false">=</math:mo>
        <math:mfrac>
          <math:mrow>
            <math:mi math:fontstyle="italic">number</math:mi>
            <math:mi math:fontstyle="italic">of</math:mi>
            <math:mi math:fontstyle="italic">outcomes</math:mi>
            <math:mi math:fontstyle="italic">that</math:mi>
            <math:mi math:fontstyle="italic">are</math:mi>
            <math:mi>E</math:mi>
          </math:mrow>
          <math:mrow>
            <math:mi math:fontstyle="italic">total</math:mi>
            <math:mi math:fontstyle="italic">number</math:mi>
            <math:mi math:fontstyle="italic">of</math:mi>
            <math:mi math:fontstyle="italic">possible</math:mi>
            <math:mi math:fontstyle="italic">outcomes</math:mi>
          </math:mrow>
        </math:mfrac>
      </math:mrow>
    </math:mrow>
    <math:annotation math:encoding="StarMath 5.0">Probability of event E = P(E) =
{{number of outcomes that are E} over {total number of possible outcomes}}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row>
            <math:mo math:stretchy="false">(</math:mo>
            <math:mi math:fontstyle="italic">tails</math:mi>
            <math:mo math:stretchy="false">)</math:mo>
          </math:mrow>
          <math:mo math:stretchy="false">=</math:mo>
          <math:mfrac>
            <math:mn>1</math:mn>
            <math:mn>2</math:mn>
          </math:mfrac>
        </math:mrow>
        <math:mo math:stretchy="false">=</math:mo>
        <math:mn>50</math:mn>
      </math:mrow>
      <math:mtext>%</math:mtext>
    </math:mrow>
    <math:annotation math:encoding="StarMath 5.0">P(tails) = {1 over 2} = 50 "%"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row>
            <math:mrow>
              <math:mo math:stretchy="false">(</math:mo>
              <math:mtext>5 or greater</math:mtext>
              <math:mo math:stretchy="false">)</math:mo>
            </math:mrow>
            <math:mo math:stretchy="false">=</math:mo>
            <math:mfrac>
              <math:mn>2</math:mn>
              <math:mn>6</math:mn>
            </math:mfrac>
          </math:mrow>
          <math:mo math:stretchy="false">=</math:mo>
          <math:mfrac>
            <math:mn>1</math:mn>
            <math:mn>3</math:mn>
          </math:mfrac>
        </math:mrow>
        <math:mo math:stretchy="false">=</math:mo>
        <math:mn>33</math:mn>
      </math:mrow>
      <math:mfrac>
        <math:mn>1</math:mn>
        <math:mn>3</math:mn>
      </math:mfrac>
      <math:mtext>%</math:mtext>
    </math:mrow>
    <math:annotation math:encoding="StarMath 5.0">P("5 or greater") = {2 over 6} = {1 over 3} = 33 {1 over 3} "%"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>
              <math:mo math:stretchy="false">(</math:mo>
              <math:mrow>
                <math:mi>cos</math:mi>
                <math:mi>x</math:mi>
              </math:mrow>
              <math:mo math:stretchy="false">)</math:mo>
            </math:mrow>
            <math:mo math:stretchy="false">=</math:mo>
            <math:mfrac>
              <math:mrow>
                <math:mrow>
                  <math:mo math:stretchy="false">−</math:mo>
                  <math:mi>b</math:mi>
                </math:mrow>
                <math:mo math:stretchy="false">±</math:mo>
                <math:msqrt>
                  <math:mrow>
                    <math:msup>
                      <math:mi>b</math:mi>
                      <math:mn>2</math:mn>
                    </math:msup>
                    <math:mo math:stretchy="false">−</math:mo>
                    <math:mn>4ac</math:mn>
                  </math:mrow>
                </math:msqrt>
              </math:mrow>
              <math:mn>2a</math:mn>
            </math:mfrac>
          </math:mrow>
          <math:mo math:stretchy="false">=</math:mo>
          <math:mfrac>
            <math:mrow>
              <math:mrow>
                <math:mo math:stretchy="false">−</math:mo>
                <math:mn>5</math:mn>
              </math:mrow>
              <math:mo math:stretchy="false">±</math:mo>
              <math:msqrt>
                <math:mrow>
                  <math:mn>25</math:mn>
                  <math:mo math:stretchy="false">+</math:mo>
                  <math:mn>96</math:mn>
                </math:mrow>
              </math:msqrt>
            </math:mrow>
            <math:mn>8</math:mn>
          </math:mfrac>
        </math:mrow>
        <math:mo math:stretchy="false">=</math:mo>
        <math:mfrac>
          <math:mrow>
            <math:mrow>
              <math:mo math:stretchy="false">−</math:mo>
              <math:mn>5</math:mn>
            </math:mrow>
            <math:mo math:stretchy="false">±</math:mo>
            <math:mn>11</math:mn>
          </math:mrow>
          <math:mn>8</math:mn>
        </math:mfrac>
      </math:mrow>
      <math:mo math:stretchy="false">=</math:mo>
      <math:mfenced math:open="{" math:close="}">
        <math:mrow>
          <math:mfrac>
            <math:mn>3</math:mn>
            <math:mn>4</math:mn>
          </math:mfrac>
          <math:mrow>
            <math:mi>,</math:mi>
            <math:mo math:stretchy="false">−</math:mo>
            <math:mn>2</math:mn>
          </math:mrow>
        </math:mrow>
      </math:mfenced>
    </math:mrow>
    <math:annotation math:encoding="StarMath 5.0">(cos x) = {-b +- sqrt {b^2 - 4ac}} over 2a = {-5 +- sqrt {25+96}} over 8
= {-5 +- 11} over 8 = left lbrace {3 over 4} , -2 right rbrace</math:annotation>
  </math:semantics>
</math:math>
</file>